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92in" style:rel-column-width="5957*"/>
    </style:style>
    <style:style style:name="Table1.D" style:family="table-column">
      <style:table-column-properties style:column-width="0.6299in" style:rel-column-width="5958*"/>
    </style:style>
    <style:style style:name="Table1.K" style:family="table-column">
      <style:table-column-properties style:column-width="0.6299in" style:rel-column-width="59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K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K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0000"/>
      <style:paragraph-properties fo:text-align="center"/>
      <style:text-properties fo:font-size="12pt"/>
    </style:style>
    <style:style style:name="P4" style:family="paragraph">
      <loext:graphic-properties draw:fill="solid" draw:fill-color="#800080"/>
      <style:paragraph-properties fo:text-align="center"/>
      <style:text-properties fo:font-size="12pt"/>
    </style:style>
    <style:style style:name="P5" style:family="paragraph">
      <loext:graphic-properties draw:fill-color="#ff6600" draw:opacity="25%"/>
      <style:paragraph-properties fo:text-align="center"/>
      <style:text-properties fo:font-size="12pt"/>
    </style:style>
    <style:style style:name="P6" style:family="paragraph">
      <loext:graphic-properties draw:fill-color="#801900" draw:opacity="25%"/>
      <style:paragraph-properties fo:text-align="center"/>
      <style:text-properties fo:font-size="12pt"/>
    </style:style>
    <style:style style:name="P7" style:family="paragraph">
      <loext:graphic-properties draw:fill="solid" draw:fill-color="#99ff66" draw:opacity="100%"/>
      <style:paragraph-properties fo:text-align="center"/>
      <style:text-properties fo:font-size="12pt"/>
    </style:style>
    <style:style style:name="P8" style:family="paragraph">
      <loext:graphic-properties draw:fill-color="#99ff66" draw:opacity="100%"/>
      <style:paragraph-properties fo:text-align="center"/>
      <style:text-properties fo:font-size="12pt"/>
    </style:style>
    <style:style style:name="P9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gr1" style:family="graphic">
      <style:graphic-properties draw:fill="solid" draw:fill-color="#ff0000" draw:textarea-horizontal-align="justify" draw:textarea-vertical-align="middle" draw:auto-grow-height="false" fo:min-height="0.1374in" fo:min-width="0.1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0000" draw:textarea-horizontal-align="justify" draw:textarea-vertical-align="middle" draw:auto-grow-height="false" fo:min-height="0.1366in" fo:min-width="0.1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800080" draw:textarea-horizontal-align="justify" draw:textarea-vertical-align="middle" draw:auto-grow-height="false" fo:min-height="0.1366in" fo:min-width="0.1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800080" draw:textarea-horizontal-align="justify" draw:textarea-vertical-align="middle" draw:auto-grow-height="false" fo:min-height="0.1374in" fo:min-width="0.1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800080" draw:textarea-horizontal-align="justify" draw:textarea-vertical-align="middle" draw:auto-grow-height="false" fo:min-height="0.139in" fo:min-width="0.1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ff66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99ff66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ff66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99ff66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99ff66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45" draw:style-name="gr12" draw:text-style-name="P9" svg:width="0.1335in" svg:height="0.1335in" svg:x="0.848in" svg:y="0.4181in"><text:p/><draw:enhanced-geometry svg:viewBox="0 0 21600 21600" draw:type="rectangle" draw:enhanced-path="M 0 0 L 21600 0 21600 21600 0 21600 0 0 Z N"/></draw:custom-shape><draw:custom-shape text:anchor-type="paragraph" draw:z-index="9" draw:name="Shape 46" draw:style-name="gr9" draw:text-style-name="P5" svg:width="0.1335in" svg:height="0.1335in" svg:x="3.3972in" svg:y="0.4217in"><text:p/><draw:enhanced-geometry svg:viewBox="0 0 21600 21600" draw:type="rectangle" draw:enhanced-path="M 0 0 L 21600 0 21600 21600 0 21600 0 0 Z N"/></draw:custom-shape><draw:custom-shape text:anchor-type="paragraph" draw:z-index="11" draw:name="Shape 49" draw:style-name="gr11" draw:text-style-name="P8" svg:width="0.1335in" svg:height="0.1335in" svg:x="5.272in" svg:y="0.4102in"><text:p/><draw:enhanced-geometry svg:viewBox="0 0 21600 21600" draw:type="rectangle" draw:enhanced-path="M 0 0 L 21600 0 21600 21600 0 21600 0 0 Z N"/></draw:custom-shape><draw:custom-shape text:anchor-type="paragraph" draw:z-index="21" draw:name="Shape 10" draw:style-name="gr3" draw:text-style-name="P4" svg:width="0.137in" svg:height="0.137in" svg:x="0.2618in" svg:y="0.410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8" draw:name="Shape 17" draw:style-name="gr2" draw:text-style-name="P3" svg:width="0.137in" svg:height="0.137in" svg:x="2.1429in" svg:y="0.4193in"><text:p/><draw:enhanced-geometry svg:viewBox="0 0 21600 21600" draw:mirror-horizontal="false" draw:mirror-vertical="false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1" draw:style-name="gr11" draw:text-style-name="P8" svg:width="0.1335in" svg:height="0.1335in" svg:x="0.1854in" svg:y="0.182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2" draw:name="Shape 12" draw:style-name="gr3" draw:text-style-name="P4" svg:width="0.137in" svg:height="0.137in" svg:x="0.2181in" svg:y="0.16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7" draw:name="Shape 44" draw:style-name="gr7" draw:text-style-name="P6" svg:width="0.1335in" svg:height="0.1335in" svg:x="0.2209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6" draw:name="Shape 15" draw:style-name="gr2" draw:text-style-name="P3" svg:width="0.137in" svg:height="0.137in" svg:x="0.2016in" svg:y="0.1634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K1" office:value-type="string">
            <text:p text:style-name="Table_20_Contents"><draw:custom-shape text:anchor-type="paragraph" draw:z-index="17" draw:name="Shape 6" draw:style-name="gr6" draw:text-style-name="P5" svg:width="0.135in" svg:height="0.135in" svg:x="0.2228in" svg:y="0.1709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3" draw:name="Shape 13" draw:style-name="gr2" draw:text-style-name="P3" svg:width="0.137in" svg:height="0.137in" svg:x="0.2043in" svg:y="0.168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70" draw:style-name="gr9" draw:text-style-name="P5" svg:width="0.1335in" svg:height="0.1335in" svg:x="0.1965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43" draw:style-name="gr13" draw:text-style-name="P8" svg:width="0.135in" svg:height="0.135in" svg:x="0.2126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8" draw:style-name="gr3" draw:text-style-name="P4" svg:width="0.137in" svg:height="0.137in" svg:x="0.2118in" svg:y="0.1626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K2" office:value-type="string">
            <text:p text:style-name="Table_20_Contents"><draw:custom-shape text:anchor-type="paragraph" draw:z-index="16" draw:name="Shape 5" draw:style-name="gr7" draw:text-style-name="P6" svg:width="0.1335in" svg:height="0.1335in" svg:x="0.228in" svg:y="0.1654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11" draw:style-name="gr5" draw:text-style-name="P4" svg:width="0.1394in" svg:height="0.1394in" svg:x="0.1882in" svg:y="0.1736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" draw:name="Shape 69" draw:style-name="gr7" draw:text-style-name="P6" svg:width="0.1335in" svg:height="0.1335in" svg:x="0.2283in" svg:y="0.15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5" draw:name="Shape 7" draw:style-name="gr1" draw:text-style-name="P3" svg:width="0.1378in" svg:height="0.1378in" svg:x="0.2173in" svg:y="0.1575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3" draw:style-name="gr9" draw:text-style-name="P5" svg:width="0.1335in" svg:height="0.1335in" svg:x="0.1862in" svg:y="0.1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5" draw:name="Shape 4" draw:style-name="gr8" draw:text-style-name="P7" svg:width="0.1358in" svg:height="0.1358in" svg:x="0.2327in" svg:y="0.170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2" draw:name="Shape 1" draw:style-name="gr10" draw:text-style-name="P5" svg:width="0.1343in" svg:height="0.1343in" svg:x="0.2083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8" draw:style-name="gr11" draw:text-style-name="P8" svg:width="0.1335in" svg:height="0.1335in" svg:x="0.2272in" svg:y="0.179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9" draw:style-name="gr4" draw:text-style-name="P4" svg:width="0.1378in" svg:height="0.1378in" svg:x="0.1866in" svg:y="0.1602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3" draw:name="Shape 2" draw:style-name="gr7" draw:text-style-name="P6" svg:width="0.1335in" svg:height="0.1335in" svg:x="0.2063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27" draw:name="Shape 16" draw:style-name="gr2" draw:text-style-name="P3" svg:width="0.137in" svg:height="0.137in" svg:x="0.2327in" svg:y="0.168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4" draw:name="Shape 14" draw:style-name="gr3" draw:text-style-name="P4" svg:width="0.137in" svg:height="0.137in" svg:x="0.211in" svg:y="0.17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4" draw:name="Shape 72" draw:style-name="gr7" draw:text-style-name="P6" svg:width="0.1335in" svg:height="0.1335in" svg:x="0.2291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9" draw:name="Shape 18" draw:style-name="gr1" draw:text-style-name="P3" svg:width="0.1378in" svg:height="0.1378in" svg:x="0.2256in" svg:y="0.1752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7" draw:style-name="gr9" draw:text-style-name="P5" svg:width="0.1335in" svg:height="0.1335in" svg:x="0.228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3" draw:style-name="gr14" draw:text-style-name="P8" svg:width="0.1358in" svg:height="0.1358in" svg:x="0.2035in" svg:y="0.176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6-15T16:54:10.638914999</dc:date>
    <meta:editing-duration>PT1H56M8S</meta:editing-duration>
    <meta:editing-cycles>9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